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9800000098F5061B07.png"/>
  <manifest:file-entry manifest:media-type="image/png" manifest:full-path="Pictures/100002010000011B0000011BB8D6A0BB.png"/>
  <manifest:file-entry manifest:media-type="image/svg+xml" manifest:full-path="Pictures/1000316F00001D3700001D37124D63EC.svg"/>
  <manifest:file-entry manifest:media-type="image/png" manifest:full-path="Pictures/100002010000004800000048D976CE8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1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481cm"/>
    </style:style>
    <style:style style:name="gr7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text-properties fo:color="#990000" fo:font-family="'Poppins Medium'" style:font-pitch="variable"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990000" fo:font-family="'Poppins Medium'" style:font-pitch="variable" fo:font-size="26pt" style:font-size-asian="26pt" style:font-size-complex="26pt"/>
    </style:style>
    <style:style style:name="P5" style:family="paragraph">
      <style:text-properties fo:color="#990000" fo:font-family="'Poppins Medium'" style:font-pitch="variable" fo:font-size="36pt" style:font-size-asian="36pt" style:font-size-complex="36pt"/>
    </style:style>
    <style:style style:name="T1" style:family="text">
      <style:text-properties fo:color="#990000" fo:font-family="'Poppins Medium'" style:font-pitch="variable" fo:font-size="18pt" style:font-size-asian="18pt" style:font-size-complex="18pt"/>
    </style:style>
    <style:style style:name="T2" style:family="text">
      <style:text-properties fo:color="#990000" fo:font-family="'Poppins Medium'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2.6cm" svg:height="1.369cm" svg:x="2.6cm" svg:y="5cm">
          <draw:text-box>
            <text:p><text:span text:style-name="T1">bahn-hofladen.de</text:span></text:p>
          </draw:text-box>
        </draw:frame>
        <draw:g>
          <draw:frame draw:style-name="gr2" draw:text-style-name="P2" draw:layer="layout" svg:width="4.6cm" svg:height="4.6cm" svg:x="1.2cm" svg:y="0.8cm">
            <draw:image xlink:href="Pictures/100002010000011B0000011BB8D6A0BB.png" xlink:type="simple" xlink:show="embed" xlink:actuate="onLoad"/>
            <draw:image xlink:href="Pictures/1000316F00001D3700001D37124D63EC.svg" xlink:type="simple" xlink:show="embed" xlink:actuate="onLoad">
              <text:p/>
            </draw:image>
          </draw:frame>
          <draw:rect draw:style-name="gr3" draw:text-style-name="P2" draw:layer="layout" svg:width="9cm" svg:height="5.5cm" svg:x="1.2cm" svg:y="0.8cm">
            <text:p/>
          </draw:rect>
          <draw:frame draw:style-name="gr2" draw:text-style-name="P2" draw:layer="layout" svg:width="4.021cm" svg:height="4.021cm" svg:x="5.6cm" svg:y="1.2cm">
            <draw:image xlink:href="Pictures/100002010000009800000098F5061B07.png" xlink:type="simple" xlink:show="embed" xlink:actuate="onLoad">
              <text:p/>
            </draw:image>
          </draw:frame>
        </draw:g>
        <draw:frame draw:style-name="gr1" draw:text-style-name="P1" draw:layer="layout" svg:width="12.6cm" svg:height="1.369cm" svg:x="2.6cm" svg:y="11.031cm">
          <draw:text-box>
            <text:p><text:span text:style-name="T1">bahn-hofladen.de</text:span></text:p>
          </draw:text-box>
        </draw:frame>
        <draw:g>
          <draw:frame draw:style-name="gr2" draw:text-style-name="P2" draw:layer="layout" svg:width="4.6cm" svg:height="4.6cm" svg:x="1.2cm" svg:y="6.831cm">
            <draw:image xlink:href="Pictures/100002010000011B0000011BB8D6A0BB.png" xlink:type="simple" xlink:show="embed" xlink:actuate="onLoad"/>
            <draw:image xlink:href="Pictures/1000316F00001D3700001D37124D63EC.svg" xlink:type="simple" xlink:show="embed" xlink:actuate="onLoad">
              <text:p/>
            </draw:image>
          </draw:frame>
          <draw:rect draw:style-name="gr3" draw:text-style-name="P2" draw:layer="layout" svg:width="9cm" svg:height="5.5cm" svg:x="1.2cm" svg:y="6.831cm">
            <text:p/>
          </draw:rect>
          <draw:frame draw:style-name="gr2" draw:text-style-name="P2" draw:layer="layout" svg:width="4.021cm" svg:height="4.021cm" svg:x="5.6cm" svg:y="7.231cm">
            <draw:image xlink:href="Pictures/100002010000009800000098F5061B07.png" xlink:type="simple" xlink:show="embed" xlink:actuate="onLoad">
              <text:p/>
            </draw:image>
          </draw:frame>
        </draw:g>
        <draw:frame draw:style-name="gr1" draw:text-style-name="P1" draw:layer="layout" svg:width="12.6cm" svg:height="1.369cm" svg:x="2.6cm" svg:y="17.231cm">
          <draw:text-box>
            <text:p><text:span text:style-name="T1">bahn-hofladen.de</text:span></text:p>
          </draw:text-box>
        </draw:frame>
        <draw:g>
          <draw:frame draw:style-name="gr2" draw:text-style-name="P2" draw:layer="layout" svg:width="4.6cm" svg:height="4.6cm" svg:x="1.2cm" svg:y="12.9cm">
            <draw:image xlink:href="Pictures/100002010000011B0000011BB8D6A0BB.png" xlink:type="simple" xlink:show="embed" xlink:actuate="onLoad"/>
            <draw:image xlink:href="Pictures/1000316F00001D3700001D37124D63EC.svg" xlink:type="simple" xlink:show="embed" xlink:actuate="onLoad">
              <text:p/>
            </draw:image>
          </draw:frame>
          <draw:rect draw:style-name="gr3" draw:text-style-name="P2" draw:layer="layout" svg:width="9cm" svg:height="5.5cm" svg:x="1.2cm" svg:y="12.9cm">
            <text:p/>
          </draw:rect>
          <draw:frame draw:style-name="gr2" draw:text-style-name="P2" draw:layer="layout" svg:width="4.021cm" svg:height="4.021cm" svg:x="5.6cm" svg:y="13.3cm">
            <draw:image xlink:href="Pictures/100002010000009800000098F5061B07.png" xlink:type="simple" xlink:show="embed" xlink:actuate="onLoad">
              <text:p/>
            </draw:image>
          </draw:frame>
        </draw:g>
        <draw:frame draw:style-name="gr1" draw:text-style-name="P1" draw:layer="layout" svg:width="12.6cm" svg:height="1.369cm" svg:x="12.4cm" svg:y="5cm">
          <draw:text-box>
            <text:p><text:span text:style-name="T1">bahn-hofladen.de</text:span></text:p>
          </draw:text-box>
        </draw:frame>
        <draw:g>
          <draw:frame draw:style-name="gr2" draw:text-style-name="P2" draw:layer="layout" svg:width="4.6cm" svg:height="4.6cm" svg:x="11cm" svg:y="0.8cm">
            <draw:image xlink:href="Pictures/100002010000011B0000011BB8D6A0BB.png" xlink:type="simple" xlink:show="embed" xlink:actuate="onLoad"/>
            <draw:image xlink:href="Pictures/1000316F00001D3700001D37124D63EC.svg" xlink:type="simple" xlink:show="embed" xlink:actuate="onLoad">
              <text:p/>
            </draw:image>
          </draw:frame>
          <draw:rect draw:style-name="gr3" draw:text-style-name="P2" draw:layer="layout" svg:width="9cm" svg:height="5.5cm" svg:x="11cm" svg:y="0.8cm">
            <text:p/>
          </draw:rect>
          <draw:frame draw:style-name="gr2" draw:text-style-name="P2" draw:layer="layout" svg:width="4.021cm" svg:height="4.021cm" svg:x="15.4cm" svg:y="1.2cm">
            <draw:image xlink:href="Pictures/100002010000009800000098F5061B07.png" xlink:type="simple" xlink:show="embed" xlink:actuate="onLoad">
              <text:p/>
            </draw:image>
          </draw:frame>
        </draw:g>
        <draw:frame draw:style-name="gr1" draw:text-style-name="P1" draw:layer="layout" svg:width="12.6cm" svg:height="1.369cm" svg:x="12.4cm" svg:y="11.031cm">
          <draw:text-box>
            <text:p><text:span text:style-name="T1">bahn-hofladen.de</text:span></text:p>
          </draw:text-box>
        </draw:frame>
        <draw:g>
          <draw:frame draw:style-name="gr2" draw:text-style-name="P2" draw:layer="layout" svg:width="4.6cm" svg:height="4.6cm" svg:x="11cm" svg:y="6.831cm">
            <draw:image xlink:href="Pictures/100002010000011B0000011BB8D6A0BB.png" xlink:type="simple" xlink:show="embed" xlink:actuate="onLoad"/>
            <draw:image xlink:href="Pictures/1000316F00001D3700001D37124D63EC.svg" xlink:type="simple" xlink:show="embed" xlink:actuate="onLoad">
              <text:p/>
            </draw:image>
          </draw:frame>
          <draw:rect draw:style-name="gr3" draw:text-style-name="P2" draw:layer="layout" svg:width="9cm" svg:height="5.5cm" svg:x="11cm" svg:y="6.831cm">
            <text:p/>
          </draw:rect>
          <draw:frame draw:style-name="gr2" draw:text-style-name="P2" draw:layer="layout" svg:width="4.021cm" svg:height="4.021cm" svg:x="15.4cm" svg:y="7.231cm">
            <draw:image xlink:href="Pictures/100002010000009800000098F5061B07.png" xlink:type="simple" xlink:show="embed" xlink:actuate="onLoad">
              <text:p/>
            </draw:image>
          </draw:frame>
        </draw:g>
        <draw:frame draw:style-name="gr1" draw:text-style-name="P1" draw:layer="layout" svg:width="12.6cm" svg:height="1.369cm" svg:x="12.4cm" svg:y="17.231cm">
          <draw:text-box>
            <text:p><text:span text:style-name="T1">bahn-hofladen.de</text:span></text:p>
          </draw:text-box>
        </draw:frame>
        <draw:g>
          <draw:frame draw:style-name="gr2" draw:text-style-name="P2" draw:layer="layout" svg:width="4.6cm" svg:height="4.6cm" svg:x="11cm" svg:y="12.9cm">
            <draw:image xlink:href="Pictures/100002010000011B0000011BB8D6A0BB.png" xlink:type="simple" xlink:show="embed" xlink:actuate="onLoad"/>
            <draw:image xlink:href="Pictures/1000316F00001D3700001D37124D63EC.svg" xlink:type="simple" xlink:show="embed" xlink:actuate="onLoad">
              <text:p/>
            </draw:image>
          </draw:frame>
          <draw:rect draw:style-name="gr3" draw:text-style-name="P2" draw:layer="layout" svg:width="9cm" svg:height="5.5cm" svg:x="11cm" svg:y="12.9cm">
            <text:p/>
          </draw:rect>
          <draw:frame draw:style-name="gr2" draw:text-style-name="P2" draw:layer="layout" svg:width="4.021cm" svg:height="4.021cm" svg:x="15.4cm" svg:y="13.3cm">
            <draw:image xlink:href="Pictures/100002010000009800000098F5061B07.png" xlink:type="simple" xlink:show="embed" xlink:actuate="onLoad">
              <text:p/>
            </draw:image>
          </draw:frame>
        </draw:g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2" draw:text-style-name="P2" draw:layer="layout" svg:width="7.478cm" svg:height="7.478cm" svg:x="9.922cm" svg:y="4.054cm">
          <draw:image xlink:href="Pictures/100002010000011B0000011BB8D6A0BB.png" xlink:type="simple" xlink:show="embed" xlink:actuate="onLoad"/>
          <draw:image xlink:href="Pictures/1000316F00001D3700001D37124D63EC.svg" xlink:type="simple" xlink:show="embed" xlink:actuate="onLoad">
            <text:p/>
          </draw:image>
        </draw:frame>
        <draw:frame draw:style-name="gr5" draw:text-style-name="P4" draw:layer="layout" svg:width="12.6cm" svg:height="1.868cm" svg:x="9.4cm" svg:y="11.132cm">
          <draw:text-box>
            <text:p><text:span text:style-name="T2">bahn-hofladen.d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2" draw:text-style-name="P2" draw:layer="layout" svg:width="11.878cm" svg:height="11.878cm" svg:x="8.2cm" svg:y="2.8cm">
          <draw:image xlink:href="Pictures/100002010000011B0000011BB8D6A0BB.png" xlink:type="simple" xlink:show="embed" xlink:actuate="onLoad"/>
          <draw:image xlink:href="Pictures/1000316F00001D3700001D37124D63EC.svg" xlink:type="simple" xlink:show="embed" xlink:actuate="onLoad">
            <text:p/>
          </draw:image>
        </draw:frame>
        <draw:frame draw:style-name="gr6" draw:text-style-name="P5" draw:layer="layout" svg:width="15.096cm" svg:height="4.731cm" svg:x="9.304cm" svg:y="13.8cm">
          <draw:text-box>
            <text:p text:style-name="P5"><text:s/>bahn-hofladen.de</text:p>
          </draw:text-box>
        </draw:frame>
        <draw:frame draw:style-name="gr7" draw:text-style-name="P2" draw:layer="layout" svg:width="1.904cm" svg:height="1.904cm" svg:x="7.4cm" svg:y="13.8cm">
          <draw:image xlink:href="Pictures/100002010000004800000048D976CE8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9-04T10:03:52.56</meta:creation-date>
    <meta:editing-duration>PT3M25S</meta:editing-duration>
    <meta:editing-cycles>3</meta:editing-cycles>
    <meta:print-date>2020-09-04T10:42:04.26</meta:print-date>
    <dc:date>2020-09-04T10:55:25.20</dc:date>
    <meta:generator>OpenOffice/4.1.3$Win32 OpenOffice.org_project/413m1$Build-9783</meta:generator>
    <meta:document-statistic meta:object-count="62"/>
  </office:meta>
</office:document-meta>
</file>